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opacity="40%" draw:textarea-horizontal-align="justify" draw:textarea-vertical-align="middle" draw:auto-grow-height="false" fo:min-height="0.316cm" fo:min-width="2.066cm" draw:shadow-opacity="40%"/>
    </style:style>
    <style:style style:name="gr2" style:family="graphic" style:parent-style-name="objectwithoutfill">
      <style:graphic-properties svg:stroke-width="0.03cm" draw:marker-start-width="0.305cm" draw:marker-end="Arrow" draw:marker-end-width="0.19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color="#000000" draw:fill-color="#ff6600" draw:opacity="60%" draw:textarea-horizontal-align="justify" draw:textarea-vertical-align="middle" draw:auto-grow-height="false" fo:min-height="0.55cm" fo:min-width="2.3cm" draw:shadow-opacity="60%"/>
    </style:style>
    <style:style style:name="gr4" style:family="graphic" style:parent-style-name="standard">
      <style:graphic-properties svg:stroke-color="#000000" draw:fill-color="#ffff00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235cm"/>
    </style:style>
    <style:style style:name="gr6" style:family="graphic" style:parent-style-name="standard">
      <style:graphic-properties svg:stroke-color="#000000" draw:fill-color="#0066cc" draw:opacity="60%" draw:textarea-horizontal-align="justify" draw:textarea-vertical-align="middle" draw:auto-grow-height="false" fo:min-height="0.254cm" fo:min-width="1.264cm" draw:shadow-opacity="60%"/>
    </style:style>
    <style:style style:name="gr7" style:family="graphic" style:parent-style-name="standard">
      <style:graphic-properties svg:stroke-color="#000000" draw:fill-color="#009900" draw:opacity="60%" draw:textarea-horizontal-align="justify" draw:textarea-vertical-align="middle" draw:auto-grow-height="false" fo:min-height="0.15cm" fo:min-width="0.9cm" draw:shadow-opacity="60%"/>
    </style:style>
    <style:style style:name="gr8" style:family="graphic" style:parent-style-name="standard">
      <style:graphic-properties svg:stroke-color="#000000" draw:fill-color="#ff3333" draw:textarea-horizontal-align="justify" draw:textarea-vertical-align="middle" draw:auto-grow-height="false" fo:min-height="0.254cm" fo:min-width="1.1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 fo:font-size="10pt" style:font-size-asian="10pt" style:font-size-complex="10pt"/>
    </style:style>
    <style:style style:name="P3" style:family="paragraph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style:font-name="Arial" fo:font-size="8pt" style:font-size-asian="8pt" style:font-size-complex="8pt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text-align="center"/>
      <style:text-properties style:font-name="Arial" fo:font-size="7pt" style:font-size-asian="7pt" style:font-size-complex="7pt"/>
    </style:style>
    <style:style style:name="P7" style:family="paragraph">
      <style:paragraph-properties fo:text-align="center"/>
      <style:text-properties style:font-name="Arial1" fo:font-size="7pt" style:font-size-asian="7pt" style:font-size-complex="7pt"/>
    </style:style>
    <style:style style:name="T1" style:family="text">
      <style:text-properties style:font-name="Arial1" fo:font-size="10pt" style:font-size-asian="10pt" style:font-size-complex="10pt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font-name="Arial" fo:font-size="7pt" style:font-size-asian="7pt" style:font-size-complex="7pt"/>
    </style:style>
    <style:style style:name="T5" style:family="text">
      <style:text-properties style:font-name="Arial1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xml:id="id1" draw:id="id1" draw:layer="layout" svg:width="2.8cm" svg:height="0.8cm" svg:x="9.988cm" svg:y="1.4cm">
            <text:p text:style-name="P1">Início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" draw:text-style-name="P1" draw:layer="layout" svg:x1="11.388cm" svg:y1="2.2cm" svg:x2="11.388cm" svg:y2="3cm" draw:start-shape="id1" draw:start-glue-point="2" draw:end-shape="id2" draw:end-glue-point="4" svg:d="M11388 2200v800" svg:viewBox="0 0 1 801">
            <text:p/>
          </draw:connector>
          <draw:custom-shape draw:style-name="gr1" draw:text-style-name="P1" xml:id="id20" draw:id="id20" draw:layer="layout" svg:width="2.8cm" svg:height="0.8cm" svg:x="9.938cm" svg:y="27.5cm">
            <text:p text:style-name="P1">Fim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10" draw:id="id10" draw:layer="layout" svg:width="2.8cm" svg:height="0.8cm" svg:x="8.563cm" svg:y="10.2cm">
            <text:p text:style-name="P1"><text:span text:style-name="T1">Div = 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18" draw:id="id18" draw:layer="layout" svg:width="0.8cm" svg:height="0.8cm" svg:x="11.238cm" svg:y="2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0.735cm" svg:height="0.657cm" svg:x="13.069cm" svg:y="7.488cm">
            <draw:text-box>
              <text:p><text:span text:style-name="T2">V</text:span></text:p>
            </draw:text-box>
          </draw:frame>
          <draw:custom-shape draw:style-name="gr6" draw:text-style-name="P2" xml:id="id3" draw:id="id3" draw:layer="layout" svg:width="2.8cm" svg:height="0.8cm" svg:x="9.988cm" svg:y="4.6cm">
            <text:p text:style-name="P1"><text:span text:style-name="T1">(P) Solicar</text:span></text:p>
            <text:p text:style-name="P1"><text:span text:style-name="T1">'N'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2" xml:id="id4" draw:id="id4" draw:layer="layout" svg:width="2.8cm" svg:height="0.8cm" svg:x="9.989cm" svg:y="6.001cm">
            <text:p text:style-name="P1"><text:span text:style-name="T1">(S) Ler</text:span></text:p>
            <text:p text:style-name="P1"><text:span text:style-name="T1">'N'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2" draw:text-style-name="P1" draw:layer="layout" draw:line-skew="-0.101cm" svg:x1="11.038cm" svg:y1="5.4cm" svg:x2="11.739cm" svg:y2="6.001cm" draw:start-shape="id3" draw:start-glue-point="7" draw:end-shape="id4" draw:end-glue-point="4" svg:d="M11038 5400v200h701v401" svg:viewBox="0 0 702 602">
            <text:p/>
          </draw:connector>
          <draw:custom-shape draw:style-name="gr7" draw:text-style-name="P2" xml:id="id9" draw:id="id9" draw:layer="layout" svg:width="2.8cm" svg:height="0.8cm" svg:x="6.688cm" svg:y="8.7cm">
            <text:p text:style-name="P1"><text:span text:style-name="T1">N &gt;=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2" draw:text-style-name="P1" draw:layer="layout" draw:line-skew="-0.201cm" svg:x1="11.039cm" svg:y1="6.801cm" svg:x2="11.588cm" svg:y2="7.6cm" draw:start-shape="id4" draw:start-glue-point="7" draw:end-shape="id5" draw:end-glue-point="4" svg:d="M11039 6801v199h549v600" svg:viewBox="0 0 550 800">
            <text:p/>
          </draw:connector>
          <draw:custom-shape draw:style-name="gr8" draw:text-style-name="P4" xml:id="id6" draw:id="id6" draw:layer="layout" svg:width="2.55cm" svg:height="0.8cm" svg:x="10.363cm" svg:y="24.2cm">
            <text:p text:style-name="P1"><text:span text:style-name="T3">Enqnt. </text:span></text:p>
            <text:p text:style-name="P1"><text:span text:style-name="T3">N != -1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xml:id="id2" draw:id="id2" draw:layer="layout" svg:width="0.8cm" svg:height="0.8cm" svg:x="10.988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svg:x1="11.388cm" svg:y1="3.8cm" svg:x2="11.738cm" svg:y2="4.6cm" draw:start-shape="id2" draw:start-glue-point="8" draw:end-shape="id3" draw:end-glue-point="4" svg:d="M11388 3800v401h350v399" svg:viewBox="0 0 351 801">
            <text:p/>
          </draw:connector>
          <draw:connector draw:style-name="gr2" draw:text-style-name="P1" draw:layer="layout" draw:line-skew="-7.049cm" svg:x1="10.363cm" svg:y1="24.6cm" svg:x2="10.988cm" svg:y2="3.4cm" draw:start-shape="id6" draw:start-glue-point="5" draw:end-shape="id2" draw:end-glue-point="6" svg:d="M10363 24600h-7550v-21200h8175" svg:viewBox="0 0 8176 21201">
            <text:p/>
          </draw:connector>
          <draw:connector draw:style-name="gr2" draw:text-style-name="P1" draw:layer="layout" svg:x1="11.638cm" svg:y1="25cm" svg:x2="11.638cm" svg:y2="25.9cm" draw:start-shape="id6" draw:start-glue-point="6" draw:end-shape="id7" draw:end-glue-point="5" svg:d="M11638 25000v900" svg:viewBox="0 0 1 901">
            <text:p/>
          </draw:connector>
          <draw:custom-shape draw:style-name="gr7" draw:text-style-name="P2" xml:id="id5" draw:id="id5" draw:layer="layout" svg:width="2.8cm" svg:height="0.8cm" svg:x="10.188cm" svg:y="7.6cm">
            <text:p text:style-name="P1"><text:span text:style-name="T1">N &lt; -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2" draw:text-style-name="P1" draw:layer="layout" svg:x1="12.988cm" svg:y1="8cm" svg:x2="17.138cm" svg:y2="14.9cm" draw:start-shape="id5" draw:start-glue-point="7" draw:end-shape="id8" draw:end-glue-point="4" svg:d="M12988 8000h4150v6900" svg:viewBox="0 0 4151 6901">
            <text:p/>
          </draw:connector>
          <draw:custom-shape draw:style-name="gr6" draw:text-style-name="P2" xml:id="id8" draw:id="id8" draw:layer="layout" svg:width="2.8cm" svg:height="0.8cm" svg:x="15.388cm" svg:y="14.9cm">
            <text:p text:style-name="P1"><text:span text:style-name="T1">(P) Inválido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2" draw:text-style-name="P1" draw:layer="layout" svg:x1="10.188cm" svg:y1="8cm" svg:x2="8.088cm" svg:y2="8.7cm" draw:start-shape="id5" draw:start-glue-point="5" draw:end-shape="id9" draw:end-glue-point="4" svg:d="M10188 8000h-2100v700" svg:viewBox="0 0 2101 701">
            <text:p/>
          </draw:connector>
          <draw:connector draw:style-name="gr2" draw:text-style-name="P1" draw:layer="layout" svg:x1="9.488cm" svg:y1="9.1cm" svg:x2="9.963cm" svg:y2="10.2cm" draw:start-shape="id9" draw:start-glue-point="7" draw:end-shape="id10" draw:end-glue-point="0" svg:d="M9488 9100h475v1100" svg:viewBox="0 0 476 1101">
            <text:p/>
          </draw:connector>
          <draw:custom-shape draw:style-name="gr3" draw:text-style-name="P2" xml:id="id11" draw:id="id11" draw:layer="layout" svg:width="2.8cm" svg:height="0.8cm" svg:x="8.563cm" svg:y="11.6cm">
            <text:p text:style-name="P1"><text:span text:style-name="T1">Resto = N%Div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svg:x1="9.963cm" svg:y1="11cm" svg:x2="9.963cm" svg:y2="11.6cm" draw:start-shape="id10" draw:start-glue-point="2" draw:end-shape="id11" draw:end-glue-point="0" svg:d="M9963 11000v600" svg:viewBox="0 0 1 601">
            <text:p/>
          </draw:connector>
          <draw:custom-shape draw:style-name="gr8" draw:text-style-name="P6" xml:id="id12" draw:id="id12" draw:layer="layout" svg:width="2.55cm" svg:height="0.8cm" svg:x="8.688cm" svg:y="13.001cm">
            <text:p text:style-name="P5"><text:span text:style-name="T4">div &lt;= sqrt(n) &amp;&amp;</text:span></text:p>
            <text:p text:style-name="P5"><text:span text:style-name="T4">resto != 0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onnector draw:style-name="gr2" draw:text-style-name="P1" draw:layer="layout" svg:x1="9.963cm" svg:y1="12.4cm" svg:x2="9.963cm" svg:y2="13.001cm" draw:start-shape="id11" draw:start-glue-point="2" draw:end-shape="id12" draw:end-glue-point="4" svg:d="M9963 12400v601" svg:viewBox="0 0 1 602">
            <text:p/>
          </draw:connector>
          <draw:frame draw:style-name="gr5" draw:text-style-name="P3" draw:layer="layout" svg:width="0.735cm" svg:height="0.657cm" svg:x="9.77cm" svg:y="7.489cm">
            <draw:text-box>
              <text:p><text:span text:style-name="T2">F</text:span></text:p>
            </draw:text-box>
          </draw:frame>
          <draw:frame draw:style-name="gr5" draw:text-style-name="P3" draw:layer="layout" svg:width="0.735cm" svg:height="0.657cm" svg:x="5.953cm" svg:y="8.543cm">
            <draw:text-box>
              <text:p><text:span text:style-name="T2">F</text:span></text:p>
            </draw:text-box>
          </draw:frame>
          <draw:custom-shape draw:style-name="gr3" draw:text-style-name="P2" xml:id="id13" draw:id="id13" draw:layer="layout" svg:width="2.8cm" svg:height="0.8cm" svg:x="8.563cm" svg:y="14.4cm">
            <text:p text:style-name="P1"><text:span text:style-name="T1">Resto = N%Div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svg:x1="9.963cm" svg:y1="13.801cm" svg:x2="9.963cm" svg:y2="14.4cm" draw:start-shape="id12" draw:start-glue-point="6" draw:end-shape="id13" draw:end-glue-point="0" svg:d="M9963 13801v599" svg:viewBox="0 0 1 600">
            <text:p/>
          </draw:connector>
          <draw:custom-shape draw:style-name="gr3" draw:text-style-name="P2" xml:id="id14" draw:id="id14" draw:layer="layout" svg:width="2.8cm" svg:height="0.8cm" svg:x="8.563cm" svg:y="15.8cm">
            <text:p text:style-name="P1"><text:span text:style-name="T1">Div++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svg:x1="9.963cm" svg:y1="15.2cm" svg:x2="9.963cm" svg:y2="15.8cm" draw:start-shape="id13" draw:start-glue-point="2" draw:end-shape="id14" draw:end-glue-point="0" svg:d="M9963 15200v600" svg:viewBox="0 0 1 601">
            <text:p/>
          </draw:connector>
          <draw:connector draw:style-name="gr2" draw:text-style-name="P1" draw:layer="layout" draw:line-skew="0cm -0.374cm" svg:x1="9.963cm" svg:y1="16.6cm" svg:x2="8.688cm" svg:y2="13.401cm" draw:start-shape="id14" draw:start-glue-point="2" draw:end-shape="id12" draw:end-glue-point="5" svg:d="M9963 16600v501h-2275v-3700h1000" svg:viewBox="0 0 2276 3701">
            <text:p/>
          </draw:connector>
          <draw:frame draw:style-name="gr5" draw:text-style-name="P3" draw:layer="layout" svg:width="0.735cm" svg:height="0.657cm" svg:x="9.871cm" svg:y="13.69cm">
            <draw:text-box>
              <text:p><text:span text:style-name="T2">V</text:span></text:p>
            </draw:text-box>
          </draw:frame>
          <draw:connector draw:style-name="gr2" draw:text-style-name="P1" draw:layer="layout" svg:x1="11.238cm" svg:y1="13.401cm" svg:x2="11.989cm" svg:y2="17.701cm" draw:start-shape="id12" draw:start-glue-point="7" draw:end-shape="id15" draw:end-glue-point="4" svg:d="M11238 13401h751v4300" svg:viewBox="0 0 752 4301">
            <text:p/>
          </draw:connector>
          <draw:custom-shape draw:style-name="gr7" draw:text-style-name="P7" xml:id="id15" draw:id="id15" draw:layer="layout" svg:width="2.8cm" svg:height="0.8cm" svg:x="10.589cm" svg:y="17.701cm">
            <text:p text:style-name="P5"><text:span text:style-name="T5">(resto == 0) &amp;&amp;</text:span></text:p>
            <text:p text:style-name="P5"><text:span text:style-name="T5">(n != 2)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5" draw:text-style-name="P3" draw:layer="layout" svg:width="0.735cm" svg:height="0.657cm" svg:x="11.072cm" svg:y="12.791cm">
            <draw:text-box>
              <text:p><text:span text:style-name="T2">F</text:span></text:p>
            </draw:text-box>
          </draw:frame>
          <draw:connector draw:style-name="gr2" draw:text-style-name="P1" draw:layer="layout" svg:x1="10.589cm" svg:y1="18.101cm" svg:x2="9.688cm" svg:y2="19.3cm" draw:start-shape="id15" draw:start-glue-point="5" draw:end-shape="id16" draw:end-glue-point="5" svg:d="M10589 18101h-901v1199" svg:viewBox="0 0 902 1200">
            <text:p/>
          </draw:connector>
          <draw:custom-shape draw:style-name="gr6" draw:text-style-name="P2" xml:id="id16" draw:id="id16" draw:layer="layout" svg:width="2.8cm" svg:height="0.8cm" svg:x="8.288cm" svg:y="19.3cm">
            <text:p text:style-name="P1"><text:span text:style-name="T1">(P)</text:span></text:p>
            <text:p text:style-name="P1"><text:span text:style-name="T1">Não Primo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5" draw:text-style-name="P3" draw:layer="layout" svg:width="0.735cm" svg:height="0.657cm" svg:x="9.472cm" svg:y="17.591cm">
            <draw:text-box>
              <text:p><text:span text:style-name="T2">V</text:span></text:p>
            </draw:text-box>
          </draw:frame>
          <draw:custom-shape draw:style-name="gr6" draw:text-style-name="P2" xml:id="id17" draw:id="id17" draw:layer="layout" svg:width="2.8cm" svg:height="0.8cm" svg:x="12.489cm" svg:y="19.301cm">
            <text:p text:style-name="P1"><text:span text:style-name="T1">(P)</text:span></text:p>
            <text:p text:style-name="P1"><text:span text:style-name="T1">Primo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2" draw:text-style-name="P1" draw:layer="layout" svg:x1="13.389cm" svg:y1="18.101cm" svg:x2="14.239cm" svg:y2="19.301cm" draw:start-shape="id15" draw:start-glue-point="7" draw:end-shape="id17" draw:end-glue-point="4" svg:d="M13389 18101h850v1200" svg:viewBox="0 0 851 1201">
            <text:p/>
          </draw:connector>
          <draw:frame draw:style-name="gr5" draw:text-style-name="P3" draw:layer="layout" svg:width="0.735cm" svg:height="0.657cm" svg:x="13.773cm" svg:y="17.592cm">
            <draw:text-box>
              <text:p><text:span text:style-name="T2">F</text:span></text:p>
            </draw:text-box>
          </draw:frame>
          <draw:connector draw:style-name="gr2" draw:text-style-name="P1" draw:layer="layout" svg:x1="13.889cm" svg:y1="20.101cm" svg:x2="12.038cm" svg:y2="21.1cm" draw:start-shape="id17" draw:start-glue-point="8" draw:end-shape="id18" draw:end-glue-point="10" svg:d="M13889 20101v999h-1851" svg:viewBox="0 0 1852 1000">
            <text:p/>
          </draw:connector>
          <draw:connector draw:style-name="gr2" draw:text-style-name="P1" draw:layer="layout" svg:x1="9.338cm" svg:y1="20.1cm" svg:x2="11.238cm" svg:y2="21.1cm" draw:start-shape="id16" draw:start-glue-point="7" draw:end-shape="id18" draw:end-glue-point="6" svg:d="M9338 20100v1000h1900" svg:viewBox="0 0 1901 1001">
            <text:p/>
          </draw:connector>
          <draw:frame draw:style-name="gr5" draw:text-style-name="P3" draw:layer="layout" svg:width="0.735cm" svg:height="0.657cm" svg:x="9.515cm" svg:y="8.6cm">
            <draw:text-box>
              <text:p><text:span text:style-name="T2">V</text:span></text:p>
            </draw:text-box>
          </draw:frame>
          <draw:custom-shape draw:style-name="gr4" draw:text-style-name="P1" xml:id="id19" draw:id="id19" draw:layer="layout" svg:width="0.8cm" svg:height="0.8cm" svg:x="11.238cm" svg:y="22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svg:x1="6.688cm" svg:y1="9.1cm" svg:x2="11.238cm" svg:y2="23.201cm" draw:start-shape="id9" draw:start-glue-point="5" draw:end-shape="id19" draw:end-glue-point="6" svg:d="M6688 9100h-501v14101h5051" svg:viewBox="0 0 5052 14102">
            <text:p/>
          </draw:connector>
          <draw:connector draw:style-name="gr2" draw:text-style-name="P1" draw:layer="layout" svg:x1="11.638cm" svg:y1="21.5cm" svg:x2="11.638cm" svg:y2="22.801cm" draw:start-shape="id18" draw:start-glue-point="8" draw:end-shape="id19" draw:end-glue-point="4" svg:d="M11638 21500v1301" svg:viewBox="0 0 1 1302">
            <text:p/>
          </draw:connector>
          <draw:connector draw:style-name="gr2" draw:text-style-name="P1" draw:layer="layout" svg:x1="16.788cm" svg:y1="15.7cm" svg:x2="12.038cm" svg:y2="23.201cm" draw:start-shape="id8" draw:start-glue-point="8" draw:end-shape="id19" draw:end-glue-point="10" svg:d="M16788 15700v7501h-4750" svg:viewBox="0 0 4751 7502">
            <text:p/>
          </draw:connector>
          <draw:custom-shape draw:style-name="gr6" draw:text-style-name="P2" xml:id="id7" draw:id="id7" draw:layer="layout" svg:width="2.8cm" svg:height="0.8cm" svg:x="10.238cm" svg:y="25.9cm">
            <text:p text:style-name="P1"><text:span text:style-name="T1">(P)</text:span></text:p>
            <text:p text:style-name="P1"><text:span text:style-name="T1">Fim Teste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2" draw:text-style-name="P1" draw:layer="layout" svg:x1="11.638cm" svg:y1="23.601cm" svg:x2="11.638cm" svg:y2="24.2cm" draw:start-shape="id19" draw:start-glue-point="8" draw:end-shape="id6" draw:end-glue-point="4" svg:d="M11638 23601v599" svg:viewBox="0 0 1 600">
            <text:p/>
          </draw:connector>
          <draw:connector draw:style-name="gr2" draw:text-style-name="P1" draw:layer="layout" svg:x1="11.638cm" svg:y1="26.7cm" svg:x2="11.338cm" svg:y2="27.5cm" draw:start-shape="id7" draw:start-glue-point="8" draw:end-shape="id20" draw:end-glue-point="0" svg:d="M11638 26700v401h-300v399" svg:viewBox="0 0 301 801">
            <text:p/>
          </draw:connector>
          <draw:frame draw:style-name="gr5" draw:text-style-name="P3" draw:layer="layout" svg:width="0.735cm" svg:height="0.657cm" svg:x="9.873cm" svg:y="24.092cm">
            <draw:text-box>
              <text:p><text:span text:style-name="T2">V</text:span></text:p>
            </draw:text-box>
          </draw:frame>
          <draw:frame draw:style-name="gr5" draw:text-style-name="P3" draw:layer="layout" svg:width="0.735cm" svg:height="0.657cm" svg:x="11.574cm" svg:y="24.993cm">
            <draw:text-box>
              <text:p><text:span text:style-name="T2">F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4T18:28:56.696000000</meta:creation-date>
    <dc:date>2014-09-17T22:05:12.438000000</dc:date>
    <meta:editing-duration>PT1H41M26S</meta:editing-duration>
    <meta:editing-cycles>2</meta:editing-cycles>
    <meta:generator>LibreOffice/4.3.0.4$Windows_x86 LibreOffice_project/62ad5818884a2fc2e5780dd45466868d41009ec0</meta:generator>
    <meta:document-statistic meta:object-count="55"/>
  </office:meta>
</office:document-meta>
</file>